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0"/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6" table:default-cell-style-name="ce3"/>
        <table:table-column table:style-name="co1" table:number-columns-repeated="2" table:default-cell-style-name="Default"/>
        <table:table-column table:style-name="co1" table:number-columns-repeated="3" table:default-cell-style-name="ce3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only PDF</text:p>
          </table:table-cell>
          <table:table-cell table:style-name="Default" table:number-columns-repeated="2"/>
          <table:table-cell table:style-name="Default" office:value-type="string" calcext:value-type="string">
            <text:p>Relativ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table:style-name="Default" office:value-type="string" calcext:value-type="string">
            <text:p>e1</text:p>
          </table:table-cell>
          <table:table-cell office:value-type="string" calcext:value-type="string">
            <text:p>Q2</text:p>
          </table:table-cell>
          <table:table-cell table:style-name="Default" office:value-type="string" calcext:value-type="string">
            <text:p>Gluon 21</text:p>
          </table:table-cell>
          <table:table-cell table:style-name="Default" office:value-type="string" calcext:value-type="string">
            <text:p>Uq 2</text:p>
          </table:table-cell>
          <table:table-cell table:style-name="Default" office:value-type="string" calcext:value-type="string">
            <text:p>Dq 1</text:p>
          </table:table-cell>
          <table:table-cell table:style-name="Default" office:value-type="string" calcext:value-type="string">
            <text:p>Gluon 21</text:p>
          </table:table-cell>
          <table:table-cell table:style-name="Default" office:value-type="string" calcext:value-type="string">
            <text:p>Uq 2</text:p>
          </table:table-cell>
          <table:table-cell table:style-name="Default" office:value-type="string" calcext:value-type="string">
            <text:p>Dq 1</text:p>
          </table:table-cell>
          <table:table-cell table:number-columns-repeated="2"/>
          <table:table-cell table:style-name="Default" office:value-type="string" calcext:value-type="string">
            <text:p>old, pdf*x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5]/450" office:value-type="float" office:value="0.00444444444444444" calcext:value-type="float">
            <text:p>0,0044</text:p>
          </table:table-cell>
          <table:table-cell table:formula="of:=900^2*[.C5]^2" office:value-type="float" office:value="16" calcext:value-type="float">
            <text:p>16</text:p>
          </table:table-cell>
          <table:table-cell office:value-type="float" office:value="1466.68594031" calcext:value-type="float">
            <text:p>1466,69</text:p>
          </table:table-cell>
          <table:table-cell office:value-type="float" office:value="120.468045527" calcext:value-type="float">
            <text:p>120,47</text:p>
          </table:table-cell>
          <table:table-cell office:value-type="float" office:value="110.091677882" calcext:value-type="float">
            <text:p>110,09</text:p>
          </table:table-cell>
          <table:table-cell table:formula="of:=[.E5]/([.E5]+[.F5]+[.G5])" office:value-type="float" office:value="0.864156540012129" calcext:value-type="float">
            <text:p>0,86</text:p>
          </table:table-cell>
          <table:table-cell table:formula="of:=[.F5]/([.E5]+[.F5]+[.G5])" office:value-type="float" office:value="0.0709785554926862" calcext:value-type="float">
            <text:p>0,07</text:p>
          </table:table-cell>
          <table:table-cell table:formula="of:=[.G5]/([.E5]+[.F5]+[.G5])" office:value-type="float" office:value="0.0648649044951851" calcext:value-type="float">
            <text:p>0,0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Uq 2</text:p>
          </table:table-cell>
          <table:table-cell table:style-name="Default" office:value-type="string" calcext:value-type="string">
            <text:p>Dq 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6]/450" office:value-type="float" office:value="0.0133333333333333" calcext:value-type="float">
            <text:p>0,0133</text:p>
          </table:table-cell>
          <table:table-cell table:formula="of:=900^2*[.C6]^2" office:value-type="float" office:value="143.999999999999" calcext:value-type="float">
            <text:p>144</text:p>
          </table:table-cell>
          <table:table-cell office:value-type="float" office:value="435.709574889" calcext:value-type="float">
            <text:p>435,71</text:p>
          </table:table-cell>
          <table:table-cell office:value-type="float" office:value="46.5566852508" calcext:value-type="float">
            <text:p>46,56</text:p>
          </table:table-cell>
          <table:table-cell office:value-type="float" office:value="39.8425887838" calcext:value-type="float">
            <text:p>39,84</text:p>
          </table:table-cell>
          <table:table-cell table:formula="of:=[.E6]/([.E6]+[.F6]+[.G6])" office:value-type="float" office:value="0.834518655999177" calcext:value-type="float">
            <text:p>0,83</text:p>
          </table:table-cell>
          <table:table-cell table:formula="of:=[.F6]/([.E6]+[.F6]+[.G6])" office:value-type="float" office:value="0.0891704581272336" calcext:value-type="float">
            <text:p>0,09</text:p>
          </table:table-cell>
          <table:table-cell table:formula="of:=[.G6]/([.E6]+[.F6]+[.G6])" office:value-type="float" office:value="0.0763108858735895" calcext:value-type="float">
            <text:p>0,08</text:p>
          </table:table-cell>
          <table:table-cell table:number-columns-repeated="2"/>
          <table:table-cell office:value-type="float" office:value="6.51860411398" calcext:value-type="float">
            <text:p>6,52</text:p>
          </table:table-cell>
          <table:table-cell office:value-type="float" office:value="0.53541353032" calcext:value-type="float">
            <text:p>0,54</text:p>
          </table:table-cell>
          <table:table-cell office:value-type="float" office:value="0.489296341251" calcext:value-type="float">
            <text:p>0,4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7]/450" office:value-type="float" office:value="0.0222222222222222" calcext:value-type="float">
            <text:p>0,0222</text:p>
          </table:table-cell>
          <table:table-cell table:formula="of:=900^2*[.C7]^2" office:value-type="float" office:value="399.999999999999" calcext:value-type="float">
            <text:p>400</text:p>
          </table:table-cell>
          <table:table-cell office:value-type="float" office:value="198.366494839" calcext:value-type="float">
            <text:p>198,37</text:p>
          </table:table-cell>
          <table:table-cell office:value-type="float" office:value="28.3278130246" calcext:value-type="float">
            <text:p>28,33</text:p>
          </table:table-cell>
          <table:table-cell office:value-type="float" office:value="22.9509375855" calcext:value-type="float">
            <text:p>22,95</text:p>
          </table:table-cell>
          <table:table-cell table:formula="of:=[.E7]/([.E7]+[.F7]+[.G7])" office:value-type="float" office:value="0.794593522028221" calcext:value-type="float">
            <text:p>0,79</text:p>
          </table:table-cell>
          <table:table-cell table:formula="of:=[.F7]/([.E7]+[.F7]+[.G7])" office:value-type="float" office:value="0.113472271317003" calcext:value-type="float">
            <text:p>0,11</text:p>
          </table:table-cell>
          <table:table-cell table:formula="of:=[.G7]/([.E7]+[.F7]+[.G7])" office:value-type="float" office:value="0.0919342066547767" calcext:value-type="float">
            <text:p>0,09</text:p>
          </table:table-cell>
          <table:table-cell table:number-columns-repeated="2"/>
          <table:table-cell office:value-type="float" office:value="5.80946098399" calcext:value-type="float">
            <text:p>5,81</text:p>
          </table:table-cell>
          <table:table-cell office:value-type="float" office:value="0.620755801793" calcext:value-type="float">
            <text:p>0,62</text:p>
          </table:table-cell>
          <table:table-cell office:value-type="float" office:value="0.531234515789" calcext:value-type="float">
            <text:p>0,5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/450" office:value-type="float" office:value="0.0311111111111111" calcext:value-type="float">
            <text:p>0,0311</text:p>
          </table:table-cell>
          <table:table-cell table:formula="of:=900^2*[.C8]^2" office:value-type="float" office:value="783.999999999999" calcext:value-type="float">
            <text:p>784</text:p>
          </table:table-cell>
          <table:table-cell office:value-type="float" office:value="110.306461381" calcext:value-type="float">
            <text:p>110,31</text:p>
          </table:table-cell>
          <table:table-cell office:value-type="float" office:value="20.2109736522" calcext:value-type="float">
            <text:p>20,21</text:p>
          </table:table-cell>
          <table:table-cell office:value-type="float" office:value="15.6153935865" calcext:value-type="float">
            <text:p>15,62</text:p>
          </table:table-cell>
          <table:table-cell table:formula="of:=[.E8]/([.E8]+[.F8]+[.G8])" office:value-type="float" office:value="0.754836968687334" calcext:value-type="float">
            <text:p>0,75</text:p>
          </table:table-cell>
          <table:table-cell table:formula="of:=[.F8]/([.E8]+[.F8]+[.G8])" office:value-type="float" office:value="0.138305498108146" calcext:value-type="float">
            <text:p>0,14</text:p>
          </table:table-cell>
          <table:table-cell table:formula="of:=[.G8]/([.E8]+[.F8]+[.G8])" office:value-type="float" office:value="0.10685753320452" calcext:value-type="float">
            <text:p>0,11</text:p>
          </table:table-cell>
          <table:table-cell table:number-columns-repeated="2"/>
          <table:table-cell office:value-type="float" office:value="4.40814432534" calcext:value-type="float">
            <text:p>4,41</text:p>
          </table:table-cell>
          <table:table-cell office:value-type="float" office:value="0.629506955474" calcext:value-type="float">
            <text:p>0,63</text:p>
          </table:table-cell>
          <table:table-cell office:value-type="float" office:value="0.510020834724" calcext:value-type="float">
            <text:p>0,5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9]/450" office:value-type="float" office:value="0.04" calcext:value-type="float">
            <text:p>0,0400</text:p>
          </table:table-cell>
          <table:table-cell table:formula="of:=900^2*[.C9]^2" office:value-type="float" office:value="1296" calcext:value-type="float">
            <text:p>1296</text:p>
          </table:table-cell>
          <table:table-cell office:value-type="float" office:value="68.6464039701" calcext:value-type="float">
            <text:p>68,65</text:p>
          </table:table-cell>
          <table:table-cell office:value-type="float" office:value="15.6441185338" calcext:value-type="float">
            <text:p>15,64</text:p>
          </table:table-cell>
          <table:table-cell office:value-type="float" office:value="11.5853361163" calcext:value-type="float">
            <text:p>11,59</text:p>
          </table:table-cell>
          <table:table-cell table:formula="of:=[.E9]/([.E9]+[.F9]+[.G9])" office:value-type="float" office:value="0.71599258622584" calcext:value-type="float">
            <text:p>0,72</text:p>
          </table:table-cell>
          <table:table-cell table:formula="of:=[.F9]/([.E9]+[.F9]+[.G9])" office:value-type="float" office:value="0.163170570349437" calcext:value-type="float">
            <text:p>0,16</text:p>
          </table:table-cell>
          <table:table-cell table:formula="of:=[.G9]/([.E9]+[.F9]+[.G9])" office:value-type="float" office:value="0.120836843424723" calcext:value-type="float">
            <text:p>0,12</text:p>
          </table:table-cell>
          <table:table-cell table:number-columns-repeated="2"/>
          <table:table-cell office:value-type="float" office:value="3.43175657507" calcext:value-type="float">
            <text:p>3,43</text:p>
          </table:table-cell>
          <table:table-cell office:value-type="float" office:value="0.628785846733" calcext:value-type="float">
            <text:p>0,63</text:p>
          </table:table-cell>
          <table:table-cell office:value-type="float" office:value="0.485812244739" calcext:value-type="float">
            <text:p>0,4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10]/450" office:value-type="float" office:value="0.0488888888888889" calcext:value-type="float">
            <text:p>0,0489</text:p>
          </table:table-cell>
          <table:table-cell table:formula="of:=900^2*[.C10]^2" office:value-type="float" office:value="1936" calcext:value-type="float">
            <text:p>1936</text:p>
          </table:table-cell>
          <table:table-cell office:value-type="float" office:value="45.9602358851" calcext:value-type="float">
            <text:p>45,96</text:p>
          </table:table-cell>
          <table:table-cell office:value-type="float" office:value="12.720596514" calcext:value-type="float">
            <text:p>12,72</text:p>
          </table:table-cell>
          <table:table-cell office:value-type="float" office:value="9.06531327137" calcext:value-type="float">
            <text:p>9,07</text:p>
          </table:table-cell>
          <table:table-cell table:formula="of:=[.E10]/([.E10]+[.F10]+[.G10])" office:value-type="float" office:value="0.678418461009712" calcext:value-type="float">
            <text:p>0,68</text:p>
          </table:table-cell>
          <table:table-cell table:formula="of:=[.F10]/([.E10]+[.F10]+[.G10])" office:value-type="float" office:value="0.187768564367859" calcext:value-type="float">
            <text:p>0,19</text:p>
          </table:table-cell>
          <table:table-cell table:formula="of:=[.G10]/([.E10]+[.F10]+[.G10])" office:value-type="float" office:value="0.133812974622429" calcext:value-type="float">
            <text:p>0,13</text:p>
          </table:table-cell>
          <table:table-cell table:number-columns-repeated="2"/>
          <table:table-cell office:value-type="float" office:value="2.7458561588" calcext:value-type="float">
            <text:p>2,75</text:p>
          </table:table-cell>
          <table:table-cell office:value-type="float" office:value="0.625764741354" calcext:value-type="float">
            <text:p>0,63</text:p>
          </table:table-cell>
          <table:table-cell office:value-type="float" office:value="0.463413444653" calcext:value-type="float">
            <text:p>0,4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1]/450" office:value-type="float" office:value="0.0711111111111111" calcext:value-type="float">
            <text:p>0,0711</text:p>
          </table:table-cell>
          <table:table-cell table:formula="of:=900^2*[.C11]^2" office:value-type="float" office:value="4096" calcext:value-type="float">
            <text:p>4096</text:p>
          </table:table-cell>
          <table:table-cell office:value-type="float" office:value="20.2973786812" calcext:value-type="float">
            <text:p>20,30</text:p>
          </table:table-cell>
          <table:table-cell office:value-type="float" office:value="8.56953116007" calcext:value-type="float">
            <text:p>8,57</text:p>
          </table:table-cell>
          <table:table-cell office:value-type="float" office:value="5.62448162877" calcext:value-type="float">
            <text:p>5,62</text:p>
          </table:table-cell>
          <table:table-cell table:formula="of:=[.E11]/([.E11]+[.F11]+[.G11])" office:value-type="float" office:value="0.588476655075826" calcext:value-type="float">
            <text:p>0,59</text:p>
          </table:table-cell>
          <table:table-cell table:formula="of:=[.F11]/([.E11]+[.F11]+[.G11])" office:value-type="float" office:value="0.248454202478717" calcext:value-type="float">
            <text:p>0,25</text:p>
          </table:table-cell>
          <table:table-cell table:formula="of:=[.G11]/([.E11]+[.F11]+[.G11])" office:value-type="float" office:value="0.163069142445458" calcext:value-type="float">
            <text:p>0,16</text:p>
          </table:table-cell>
          <table:table-cell table:number-columns-repeated="2"/>
          <table:table-cell office:value-type="float" office:value="2.24694486601" calcext:value-type="float">
            <text:p>2,25</text:p>
          </table:table-cell>
          <table:table-cell office:value-type="float" office:value="0.621895829716" calcext:value-type="float">
            <text:p>0,62</text:p>
          </table:table-cell>
          <table:table-cell office:value-type="float" office:value="0.443193093368" calcext:value-type="float">
            <text:p>0,4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12]/450" office:value-type="float" office:value="0.222222222222222" calcext:value-type="float">
            <text:p>0,2222</text:p>
          </table:table-cell>
          <table:table-cell table:formula="of:=900^2*[.C12]^2" office:value-type="float" office:value="39999.9999999999" calcext:value-type="float">
            <text:p>39999,9999999999</text:p>
          </table:table-cell>
          <table:table-cell office:value-type="float" office:value="0.807398000174" calcext:value-type="float">
            <text:p>0,81</text:p>
          </table:table-cell>
          <table:table-cell office:value-type="float" office:value="1.908295175" calcext:value-type="float">
            <text:p>1,91</text:p>
          </table:table-cell>
          <table:table-cell office:value-type="float" office:value="0.886414428375" calcext:value-type="float">
            <text:p>0,89</text:p>
          </table:table-cell>
          <table:table-cell table:formula="of:=[.E12]/([.E12]+[.F12]+[.G12])" office:value-type="float" office:value="0.224145997020885" calcext:value-type="float">
            <text:p>0,22</text:p>
          </table:table-cell>
          <table:table-cell table:formula="of:=[.F12]/([.E12]+[.F12]+[.G12])" office:value-type="float" office:value="0.529771840552414" calcext:value-type="float">
            <text:p>0,53</text:p>
          </table:table-cell>
          <table:table-cell table:formula="of:=[.G12]/([.E12]+[.F12]+[.G12])" office:value-type="float" office:value="0.246082162426701" calcext:value-type="float">
            <text:p>0,25</text:p>
          </table:table-cell>
          <table:table-cell table:number-columns-repeated="2"/>
          <table:table-cell office:value-type="float" office:value="1.44336915044" calcext:value-type="float">
            <text:p>1,44</text:p>
          </table:table-cell>
          <table:table-cell office:value-type="float" office:value="0.609388882398" calcext:value-type="float">
            <text:p>0,61</text:p>
          </table:table-cell>
          <table:table-cell office:value-type="float" office:value="0.399963137984" calcext:value-type="float">
            <text:p>0,40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office:value-type="float" office:value="0.179421777799" calcext:value-type="float">
            <text:p>0,18</text:p>
          </table:table-cell>
          <table:table-cell office:value-type="float" office:value="0.424065594402" calcext:value-type="float">
            <text:p>0,42</text:p>
          </table:table-cell>
          <table:table-cell office:value-type="float" office:value="0.196980984064" calcext:value-type="float">
            <text:p>0,20</text:p>
          </table:table-cell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table:style-name="ce2" office:value-type="string" calcext:value-type="string">
            <text:p>e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5]/6500" office:value-type="float" office:value="0.000307692307692308" calcext:value-type="float">
            <text:p>0,0003</text:p>
          </table:table-cell>
          <table:table-cell table:formula="of:=13000^2*[.C15]^2" office:value-type="float" office:value="16" calcext:value-type="float">
            <text:p>16</text:p>
          </table:table-cell>
          <table:table-cell office:value-type="float" office:value="41861.5548994" calcext:value-type="float">
            <text:p>41861,55</text:p>
          </table:table-cell>
          <table:table-cell office:value-type="float" office:value="2707.09004139" calcext:value-type="float">
            <text:p>2707,09</text:p>
          </table:table-cell>
          <table:table-cell office:value-type="float" office:value="2666.63833538" calcext:value-type="float">
            <text:p>2666,64</text:p>
          </table:table-cell>
          <table:table-cell table:formula="of:=[.E15]/([.E15]+[.F15]+[.G15])" office:value-type="float" office:value="0.886234865040366" calcext:value-type="float">
            <text:p>0,89</text:p>
          </table:table-cell>
          <table:table-cell table:formula="of:=[.F15]/([.E15]+[.F15]+[.G15])" office:value-type="float" office:value="0.0573107612282642" calcext:value-type="float">
            <text:p>0,06</text:p>
          </table:table-cell>
          <table:table-cell table:formula="of:=[.G15]/([.E15]+[.F15]+[.G15])" office:value-type="float" office:value="0.0564543737313693" calcext:value-type="float">
            <text:p>0,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6]/6500" office:value-type="float" office:value="0.000923076923076923" calcext:value-type="float">
            <text:p>0,0009</text:p>
          </table:table-cell>
          <table:table-cell table:formula="of:=13000^2*[.C16]^2" office:value-type="float" office:value="144" calcext:value-type="float">
            <text:p>144</text:p>
          </table:table-cell>
          <table:table-cell office:value-type="float" office:value="19729.7793013" calcext:value-type="float">
            <text:p>19729,78</text:p>
          </table:table-cell>
          <table:table-cell office:value-type="float" office:value="1092.75056829" calcext:value-type="float">
            <text:p>1092,75</text:p>
          </table:table-cell>
          <table:table-cell office:value-type="float" office:value="1064.90713231" calcext:value-type="float">
            <text:p>1064,91</text:p>
          </table:table-cell>
          <table:table-cell table:formula="of:=[.E16]/([.E16]+[.F16]+[.G16])" office:value-type="float" office:value="0.901420266776201" calcext:value-type="float">
            <text:p>0,90</text:p>
          </table:table-cell>
          <table:table-cell table:formula="of:=[.F16]/([.E16]+[.F16]+[.G16])" office:value-type="float" office:value="0.0499259263748031" calcext:value-type="float">
            <text:p>0,05</text:p>
          </table:table-cell>
          <table:table-cell table:formula="of:=[.G16]/([.E16]+[.F16]+[.G16])" office:value-type="float" office:value="0.0486538068489955" calcext:value-type="float">
            <text:p>0,05</text:p>
          </table:table-cell>
          <table:table-cell table:number-columns-repeated="2"/>
          <table:table-cell office:value-type="float" office:value="12.8804781086" calcext:value-type="float">
            <text:p>12,88</text:p>
          </table:table-cell>
          <table:table-cell office:value-type="float" office:value="0.832950761142" calcext:value-type="float">
            <text:p>0,83</text:p>
          </table:table-cell>
          <table:table-cell office:value-type="float" office:value="0.820504082682" calcext:value-type="float">
            <text:p>0,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7]/6500" office:value-type="float" office:value="0.00153846153846154" calcext:value-type="float">
            <text:p>0,0015</text:p>
          </table:table-cell>
          <table:table-cell table:formula="of:=13000^2*[.C17]^2" office:value-type="float" office:value="400.000000000001" calcext:value-type="float">
            <text:p>400</text:p>
          </table:table-cell>
          <table:table-cell office:value-type="float" office:value="11452.5512214" calcext:value-type="float">
            <text:p>11452,55</text:p>
          </table:table-cell>
          <table:table-cell office:value-type="float" office:value="655.414052875" calcext:value-type="float">
            <text:p>655,41</text:p>
          </table:table-cell>
          <table:table-cell office:value-type="float" office:value="632.866058847" calcext:value-type="float">
            <text:p>632,87</text:p>
          </table:table-cell>
          <table:table-cell table:formula="of:=[.E17]/([.E17]+[.F17]+[.G17])" office:value-type="float" office:value="0.898885710199075" calcext:value-type="float">
            <text:p>0,90</text:p>
          </table:table-cell>
          <table:table-cell table:formula="of:=[.F17]/([.E17]+[.F17]+[.G17])" office:value-type="float" office:value="0.0514420162812404" calcext:value-type="float">
            <text:p>0,05</text:p>
          </table:table-cell>
          <table:table-cell table:formula="of:=[.G17]/([.E17]+[.F17]+[.G17])" office:value-type="float" office:value="0.0496722735196843" calcext:value-type="float">
            <text:p>0,05</text:p>
          </table:table-cell>
          <table:table-cell table:number-columns-repeated="2"/>
          <table:table-cell office:value-type="float" office:value="18.2121035151" calcext:value-type="float">
            <text:p>18,21</text:p>
          </table:table-cell>
          <table:table-cell office:value-type="float" office:value="1.00869280705" calcext:value-type="float">
            <text:p>1,01</text:p>
          </table:table-cell>
          <table:table-cell office:value-type="float" office:value="0.982991174484" calcext:value-type="float">
            <text:p>0,9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8]/6500" office:value-type="float" office:value="0.00215384615384615" calcext:value-type="float">
            <text:p>0,0022</text:p>
          </table:table-cell>
          <table:table-cell table:formula="of:=13000^2*[.C18]^2" office:value-type="float" office:value="783.999999999997" calcext:value-type="float">
            <text:p>784</text:p>
          </table:table-cell>
          <table:table-cell office:value-type="float" office:value="7624.93145101" calcext:value-type="float">
            <text:p>7624,93</text:p>
          </table:table-cell>
          <table:table-cell office:value-type="float" office:value="457.018998236" calcext:value-type="float">
            <text:p>457,02</text:p>
          </table:table-cell>
          <table:table-cell office:value-type="float" office:value="437.60402462" calcext:value-type="float">
            <text:p>437,60</text:p>
          </table:table-cell>
          <table:table-cell table:formula="of:=[.E18]/([.E18]+[.F18]+[.G18])" office:value-type="float" office:value="0.894991806719438" calcext:value-type="float">
            <text:p>0,89</text:p>
          </table:table-cell>
          <table:table-cell table:formula="of:=[.F18]/([.E18]+[.F18]+[.G18])" office:value-type="float" office:value="0.0536435326093542" calcext:value-type="float">
            <text:p>0,05</text:p>
          </table:table-cell>
          <table:table-cell table:formula="of:=[.G18]/([.E18]+[.F18]+[.G18])" office:value-type="float" office:value="0.0513646606712081" calcext:value-type="float">
            <text:p>0,05</text:p>
          </table:table-cell>
          <table:table-cell table:number-columns-repeated="2"/>
          <table:table-cell office:value-type="float" office:value="17.6193091308" calcext:value-type="float">
            <text:p>17,62</text:p>
          </table:table-cell>
          <table:table-cell office:value-type="float" office:value="1.00832928691" calcext:value-type="float">
            <text:p>1,01</text:p>
          </table:table-cell>
          <table:table-cell office:value-type="float" office:value="0.973640066193" calcext:value-type="float">
            <text:p>0,9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19]/6500" office:value-type="float" office:value="0.00276923076923077" calcext:value-type="float">
            <text:p>0,0028</text:p>
          </table:table-cell>
          <table:table-cell table:formula="of:=13000^2*[.C19]^2" office:value-type="float" office:value="1296" calcext:value-type="float">
            <text:p>1296</text:p>
          </table:table-cell>
          <table:table-cell office:value-type="float" office:value="5520.68708779" calcext:value-type="float">
            <text:p>5520,69</text:p>
          </table:table-cell>
          <table:table-cell office:value-type="float" office:value="346.497741419" calcext:value-type="float">
            <text:p>346,50</text:p>
          </table:table-cell>
          <table:table-cell office:value-type="float" office:value="329.1802593" calcext:value-type="float">
            <text:p>329,18</text:p>
          </table:table-cell>
          <table:table-cell table:formula="of:=[.E19]/([.E19]+[.F19]+[.G19])" office:value-type="float" office:value="0.890955747269956" calcext:value-type="float">
            <text:p>0,89</text:p>
          </table:table-cell>
          <table:table-cell table:formula="of:=[.F19]/([.E19]+[.F19]+[.G19])" office:value-type="float" office:value="0.0559195167601682" calcext:value-type="float">
            <text:p>0,06</text:p>
          </table:table-cell>
          <table:table-cell table:formula="of:=[.G19]/([.E19]+[.F19]+[.G19])" office:value-type="float" office:value="0.0531247359698763" calcext:value-type="float">
            <text:p>0,05</text:p>
          </table:table-cell>
          <table:table-cell table:number-columns-repeated="2"/>
          <table:table-cell office:value-type="float" office:value="16.422929631" calcext:value-type="float">
            <text:p>16,42</text:p>
          </table:table-cell>
          <table:table-cell office:value-type="float" office:value="0.984348632679" calcext:value-type="float">
            <text:p>0,98</text:p>
          </table:table-cell>
          <table:table-cell office:value-type="float" office:value="0.942531765533" calcext:value-type="float">
            <text:p>0,9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20]/6500" office:value-type="float" office:value="0.00338461538461538" calcext:value-type="float">
            <text:p>0,0034</text:p>
          </table:table-cell>
          <table:table-cell table:formula="of:=13000^2*[.C20]^2" office:value-type="float" office:value="1936" calcext:value-type="float">
            <text:p>1936</text:p>
          </table:table-cell>
          <table:table-cell office:value-type="float" office:value="4215.14743887" calcext:value-type="float">
            <text:p>4215,15</text:p>
          </table:table-cell>
          <table:table-cell office:value-type="float" office:value="276.537364333" calcext:value-type="float">
            <text:p>276,54</text:p>
          </table:table-cell>
          <table:table-cell office:value-type="float" office:value="260.775101381" calcext:value-type="float">
            <text:p>260,78</text:p>
          </table:table-cell>
          <table:table-cell table:formula="of:=[.E20]/([.E20]+[.F20]+[.G20])" office:value-type="float" office:value="0.886940137002369" calcext:value-type="float">
            <text:p>0,89</text:p>
          </table:table-cell>
          <table:table-cell table:formula="of:=[.F20]/([.E20]+[.F20]+[.G20])" office:value-type="float" office:value="0.0581882582673165" calcext:value-type="float">
            <text:p>0,06</text:p>
          </table:table-cell>
          <table:table-cell table:formula="of:=[.G20]/([.E20]+[.F20]+[.G20])" office:value-type="float" office:value="0.0548716047303142" calcext:value-type="float">
            <text:p>0,05</text:p>
          </table:table-cell>
          <table:table-cell table:number-columns-repeated="2"/>
          <table:table-cell office:value-type="float" office:value="15.2880567207" calcext:value-type="float">
            <text:p>15,29</text:p>
          </table:table-cell>
          <table:table-cell office:value-type="float" office:value="0.959532217669" calcext:value-type="float">
            <text:p>0,96</text:p>
          </table:table-cell>
          <table:table-cell office:value-type="float" office:value="0.911576112805" calcext:value-type="float">
            <text:p>0,9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21]/6500" office:value-type="float" office:value="0.00492307692307692" calcext:value-type="float">
            <text:p>0,0049</text:p>
          </table:table-cell>
          <table:table-cell table:formula="of:=13000^2*[.C21]^2" office:value-type="float" office:value="4096" calcext:value-type="float">
            <text:p>4096</text:p>
          </table:table-cell>
          <table:table-cell office:value-type="float" office:value="2468.23737004" calcext:value-type="float">
            <text:p>2468,24</text:p>
          </table:table-cell>
          <table:table-cell office:value-type="float" office:value="179.760985239" calcext:value-type="float">
            <text:p>179,76</text:p>
          </table:table-cell>
          <table:table-cell office:value-type="float" office:value="166.607390063" calcext:value-type="float">
            <text:p>166,61</text:p>
          </table:table-cell>
          <table:table-cell table:formula="of:=[.E21]/([.E21]+[.F21]+[.G21])" office:value-type="float" office:value="0.876938936874119" calcext:value-type="float">
            <text:p>0,88</text:p>
          </table:table-cell>
          <table:table-cell table:formula="of:=[.F21]/([.E21]+[.F21]+[.G21])" office:value-type="float" office:value="0.0638671989981167" calcext:value-type="float">
            <text:p>0,06</text:p>
          </table:table-cell>
          <table:table-cell table:formula="of:=[.G21]/([.E21]+[.F21]+[.G21])" office:value-type="float" office:value="0.0591938641277646" calcext:value-type="float">
            <text:p>0,06</text:p>
          </table:table-cell>
          <table:table-cell table:number-columns-repeated="2"/>
          <table:table-cell office:value-type="float" office:value="14.2666529349" calcext:value-type="float">
            <text:p>14,27</text:p>
          </table:table-cell>
          <table:table-cell office:value-type="float" office:value="0.935972621997" calcext:value-type="float">
            <text:p>0,94</text:p>
          </table:table-cell>
          <table:table-cell office:value-type="float" office:value="0.88262342407" calcext:value-type="float">
            <text:p>0,8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22]/6500" office:value-type="float" office:value="0.0153846153846154" calcext:value-type="float">
            <text:p>0,0154</text:p>
          </table:table-cell>
          <table:table-cell table:formula="of:=13000^2*[.C22]^2" office:value-type="float" office:value="40000.0000000001" calcext:value-type="float">
            <text:p>40000,0000000001</text:p>
          </table:table-cell>
          <table:table-cell office:value-type="float" office:value="390.440535669" calcext:value-type="float">
            <text:p>390,44</text:p>
          </table:table-cell>
          <table:table-cell office:value-type="float" office:value="47.7813610151" calcext:value-type="float">
            <text:p>47,78</text:p>
          </table:table-cell>
          <table:table-cell office:value-type="float" office:value="40.3480529011" calcext:value-type="float">
            <text:p>40,35</text:p>
          </table:table-cell>
          <table:table-cell table:formula="of:=[.E22]/([.E22]+[.F22]+[.G22])" office:value-type="float" office:value="0.815848416741197" calcext:value-type="float">
            <text:p>0,82</text:p>
          </table:table-cell>
          <table:table-cell table:formula="of:=[.F22]/([.E22]+[.F22]+[.G22])" office:value-type="float" office:value="0.0998419584357824" calcext:value-type="float">
            <text:p>0,10</text:p>
          </table:table-cell>
          <table:table-cell table:formula="of:=[.G22]/([.E22]+[.F22]+[.G22])" office:value-type="float" office:value="0.0843096248230204" calcext:value-type="float">
            <text:p>0,08</text:p>
          </table:table-cell>
          <table:table-cell table:number-columns-repeated="2"/>
          <table:table-cell office:value-type="float" office:value="12.1513223802" calcext:value-type="float">
            <text:p>12,15</text:p>
          </table:table-cell>
          <table:table-cell office:value-type="float" office:value="0.884977153952" calcext:value-type="float">
            <text:p>0,88</text:p>
          </table:table-cell>
          <table:table-cell office:value-type="float" office:value="0.820220993386" calcext:value-type="float">
            <text:p>0,8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2"/>
          <table:table-cell office:value-type="float" office:value="6.00677747784" calcext:value-type="float">
            <text:p>6,01</text:p>
          </table:table-cell>
          <table:table-cell office:value-type="float" office:value="0.735097862505" calcext:value-type="float">
            <text:p>0,74</text:p>
          </table:table-cell>
          <table:table-cell office:value-type="float" office:value="0.620739276022" calcext:value-type="float">
            <text:p>0,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4" loext:min-decimal-places="4" number:min-integer-digits="1"/>
    </number:number-style>
    <number:number-style style:name="N110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0.00.0000</text:date>, <text:time style:data-style-name="N2" text:time-value="08:45:32.96479024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6:53:53.072129682</meta:creation-date>
    <meta:editing-duration>PT11M33S</meta:editing-duration>
    <meta:editing-cycles>4</meta:editing-cycles>
    <meta:generator>LibreOffice/5.1.6.2$Linux_X86_64 LibreOffice_project/10m0$Build-2</meta:generator>
    <dc:date>2020-01-10T08:46:06.890640694</dc:date>
    <meta:document-statistic meta:table-count="1" meta:cell-count="208" meta:object-count="0"/>
  </office:meta>
</office:document-meta>
</file>